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134cm" fo:min-width="3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28cm" fo:min-width="3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7cm" fo:min-width="3.8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fo:min-width="3.8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55cm" fo:min-width="3.846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3.89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3cm" fo:min-width="3.846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091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2.113cm" fo:min-width="4.171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1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163cm" fo:min-width="3.84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378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49cm" fo:min-width="4.171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5cm" fo:min-width="4.171cm" fo:padding-top="0.15cm" fo:padding-bottom="0.15cm" fo:padding-left="0.275cm" fo:padding-right="0.275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64cm" fo:min-width="3.846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687cm" fo:min-width="3.89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738cm" fo:min-width="3.89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5cm" fo:min-width="3.89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56cm" fo:min-width="3.846cm"/>
      <style:paragraph-properties style:writing-mode="lr-tb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806cm" fo:min-width="3.89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41cm" fo:min-width="3.895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4.149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4.171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13cm" fo:min-width="3.846cm"/>
      <style:paragraph-properties style:writing-mode="lr-tb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3cm" fo:min-width="4.171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4cm" fo:min-width="4.171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1cm" fo:min-width="3.846cm"/>
      <style:paragraph-properties style:writing-mode="lr-tb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55cm" fo:min-width="4.171cm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3.896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58cm" fo:min-width="3.895cm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3.895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01cm" fo:min-width="3.846cm"/>
      <style:paragraph-properties style:writing-mode="lr-tb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58cm" fo:min-width="4.171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839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727cm" svg:height="2.384cm" svg:x="8.084cm" svg:y="8.946cm">
          <draw:text-box>
            <text:p text:style-name="P1">1.2.3. Req Specifications</text:p>
          </draw:text-box>
        </draw:frame>
        <draw:frame draw:style-name="gr2" draw:text-style-name="P4" draw:layer="layout" svg:width="5.011cm" svg:height="1.673cm" svg:x="36.638cm" svg:y="3.524cm">
          <draw:text-box>
            <text:p text:style-name="P3">1.7. Operational</text:p>
            <text:p text:style-name="P3">Demonstration</text:p>
          </draw:text-box>
        </draw:frame>
        <draw:frame draw:style-name="gr3" draw:text-style-name="P4" draw:layer="layout" svg:width="4.767cm" svg:height="1.778cm" svg:x="30.731cm" svg:y="3.524cm">
          <draw:text-box>
            <text:p text:style-name="P3">1.6. Integration &amp; Test</text:p>
          </draw:text-box>
        </draw:frame>
        <draw:frame draw:style-name="gr1" draw:text-style-name="P4" draw:layer="layout" svg:width="4.514cm" svg:height="2.384cm" svg:x="13.785cm" svg:y="3.524cm">
          <draw:text-box>
            <text:p text:style-name="P3">1.3. Hardware Engineering</text:p>
          </draw:text-box>
        </draw:frame>
        <draw:frame draw:style-name="gr4" draw:text-style-name="P2" draw:layer="layout" svg:width="4.981cm" svg:height="1.92cm" svg:x="1.951cm" svg:y="24.845cm">
          <draw:text-box>
            <text:p text:style-name="P1">1.1.8. Periodic &amp; Final Invoices</text:p>
          </draw:text-box>
        </draw:frame>
        <draw:frame draw:style-name="gr5" draw:text-style-name="P2" draw:layer="layout" svg:width="4.981cm" svg:height="3.095cm" svg:x="1.951cm" svg:y="21.765cm">
          <draw:text-box>
            <text:p text:style-name="P1">1.1.7. Risk Analysis &amp; Mgmt Plan</text:p>
          </draw:text-box>
        </draw:frame>
        <draw:frame draw:style-name="gr6" draw:text-style-name="P2" draw:layer="layout" svg:width="4.727cm" svg:height="1.905cm" svg:x="1.951cm" svg:y="19.399cm">
          <draw:text-box>
            <text:p text:style-name="P1">1.1.6. IMS</text:p>
          </draw:text-box>
        </draw:frame>
        <draw:frame draw:style-name="gr1" draw:text-style-name="P2" draw:layer="layout" svg:width="5.207cm" svg:height="2.384cm" svg:x="1.924cm" svg:y="17.142cm">
          <draw:text-box>
            <text:p text:style-name="P1">1.1.5. Statement of Work</text:p>
          </draw:text-box>
        </draw:frame>
        <draw:frame draw:style-name="gr1" draw:text-style-name="P2" draw:layer="layout" svg:width="4.981cm" svg:height="2.384cm" svg:x="1.951cm" svg:y="11.806cm">
          <draw:text-box>
            <text:p text:style-name="P1">1.1.3. Quarterly PMRs</text:p>
          </draw:text-box>
        </draw:frame>
        <draw:frame draw:style-name="gr1" draw:text-style-name="P2" draw:layer="layout" svg:width="4.727cm" svg:height="2.384cm" svg:x="1.951cm" svg:y="6.118cm">
          <draw:text-box>
            <text:p text:style-name="P1">1.1.1. Tech Reports, Briefs</text:p>
          </draw:text-box>
        </draw:frame>
        <draw:custom-shape draw:style-name="gr7" draw:text-style-name="P5" xml:id="id10" draw:id="id10" draw:layer="layout" svg:width="4.445cm" svg:height="1.778cm" svg:x="7.831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7.951cm" svg:y="3.524cm">
          <draw:text-box>
            <text:p text:style-name="P3">1.2. Systems</text:p>
            <text:p text:style-name="P3">Engineering</text:p>
          </draw:text-box>
        </draw:frame>
        <draw:custom-shape draw:style-name="gr7" draw:text-style-name="P5" xml:id="id15" draw:id="id15" draw:layer="layout" svg:width="4.445cm" svg:height="1.778cm" svg:x="13.765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3" draw:id="id23" draw:layer="layout" svg:width="4.445cm" svg:height="1.778cm" svg:x="19.624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19.744cm" svg:y="3.524cm">
          <draw:text-box>
            <text:p text:style-name="P3">1.4. Software Engineering</text:p>
          </draw:text-box>
        </draw:frame>
        <draw:custom-shape draw:style-name="gr7" draw:text-style-name="P5" xml:id="id26" draw:id="id26" draw:layer="layout" svg:width="4.445cm" svg:height="1.778cm" svg:x="25.125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25.245cm" svg:y="3.524cm">
          <draw:text-box>
            <text:p text:style-name="P3">1.5. Support &amp; Training</text:p>
          </draw:text-box>
        </draw:frame>
        <draw:custom-shape draw:style-name="gr7" draw:text-style-name="P5" xml:id="id1" draw:id="id1" draw:layer="layout" svg:width="4.445cm" svg:height="1.778cm" svg:x="1.878cm" svg:y="3.52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346cm" svg:height="1.673cm" svg:x="1.998cm" svg:y="3.524cm">
          <draw:text-box>
            <text:p text:style-name="P3">1.1. Program </text:p>
            <text:p>Management</text:p>
          </draw:text-box>
        </draw:frame>
        <draw:custom-shape draw:style-name="gr7" draw:text-style-name="P5" xml:id="id30" draw:id="id30" draw:layer="layout" svg:width="4.445cm" svg:height="1.778cm" svg:x="30.911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37" draw:id="id37" draw:layer="layout" svg:width="4.641cm" svg:height="1.778cm" svg:x="36.818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" draw:id="id2" draw:layer="layout" svg:width="4.445cm" svg:height="1.778cm" svg:x="2.051cm" svg:y="6.11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981cm" svg:height="3.095cm" svg:x="1.951cm" svg:y="8.565cm">
          <draw:text-box>
            <text:p text:style-name="P1">1.1.2. Progress, Status, Mgmt Reports</text:p>
          </draw:text-box>
        </draw:frame>
        <draw:custom-shape draw:style-name="gr10" draw:text-style-name="P6" xml:id="id3" draw:id="id3" draw:layer="layout" svg:width="4.721cm" svg:height="2.413cm" draw:transform="skewX (0.000523598775598299) translate (2.052cm 8.58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4.72cm" svg:height="1.778cm" svg:x="2.051cm" svg:y="11.779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4.981cm" svg:height="2.413cm" svg:x="1.951cm" svg:y="14.065cm">
          <draw:text-box>
            <text:p text:style-name="P1">1.1.4. Periodic Cost &amp; Tech Progress Rpts</text:p>
          </draw:text-box>
        </draw:frame>
        <draw:custom-shape draw:style-name="gr10" draw:text-style-name="P6" draw:layer="layout" svg:width="4.721cm" svg:height="2.413cm" draw:transform="skewX (0.000523598775598299) translate (2.052cm 14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523598775598299) translate (2.052cm 14.08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4.445cm" svg:height="1.778cm" svg:x="2.051cm" svg:y="19.4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4.721cm" svg:height="2.413cm" draw:transform="skewX (0.000523598775598299) translate (2.052cm 21.78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6" draw:id="id6" draw:layer="layout" svg:width="4.928cm" svg:height="1.778cm" svg:x="2.051cm" svg:y="17.1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523598775598299) translate (2.052cm 14.0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5" draw:id="id5" draw:layer="layout" svg:width="4.721cm" svg:height="2.413cm" draw:transform="skewX (0.000523598775598299) translate (2.052cm 14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721cm" svg:height="1.649cm" draw:transform="skewX (0.000523598775598299) translate (2.052cm 24.86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9" draw:id="id9" draw:layer="layout" svg:width="4.721cm" svg:height="1.65cm" draw:transform="skewX (0.000523598775598299) translate (2.052cm 24.8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.878cm" svg:y1="4.413cm" svg:x2="2.051cm" svg:y2="7.007cm" draw:start-shape="id1" draw:start-glue-point="3" draw:end-shape="id2" draw:end-glue-point="3" svg:d="M1878 4413h-527v2594h700" svg:viewBox="0 0 701 2595">
          <text:p/>
        </draw:connector>
        <draw:connector draw:style-name="gr16" draw:text-style-name="P3" draw:layer="layout" svg:x1="1.878cm" svg:y1="4.413cm" svg:x2="2.051cm" svg:y2="9.791cm" draw:start-shape="id1" draw:start-glue-point="3" draw:end-shape="id3" draw:end-glue-point="3" svg:d="M1878 4413h-527v5378h700" svg:viewBox="0 0 701 5379">
          <text:p/>
        </draw:connector>
        <draw:connector draw:style-name="gr16" draw:text-style-name="P3" draw:layer="layout" svg:x1="1.878cm" svg:y1="4.413cm" svg:x2="2.051cm" svg:y2="12.668cm" draw:start-shape="id1" draw:start-glue-point="3" draw:end-shape="id4" draw:end-glue-point="3" svg:d="M1878 4413h-527v8255h700" svg:viewBox="0 0 701 8256">
          <text:p/>
        </draw:connector>
        <draw:connector draw:style-name="gr16" draw:text-style-name="P3" draw:layer="layout" svg:x1="1.878cm" svg:y1="4.413cm" svg:x2="2.051cm" svg:y2="15.287cm" draw:start-shape="id1" draw:start-glue-point="3" draw:end-shape="id5" draw:end-glue-point="3" svg:d="M1878 4413h-527v10874h700" svg:viewBox="0 0 701 10875">
          <text:p/>
        </draw:connector>
        <draw:connector draw:style-name="gr16" draw:text-style-name="P3" draw:layer="layout" svg:x1="1.878cm" svg:y1="4.413cm" svg:x2="2.051cm" svg:y2="18.002cm" draw:start-shape="id1" draw:start-glue-point="3" draw:end-shape="id6" draw:end-glue-point="3" svg:d="M1878 4413h-527v13589h700" svg:viewBox="0 0 701 13590">
          <text:p/>
        </draw:connector>
        <draw:connector draw:style-name="gr16" draw:text-style-name="P3" draw:layer="layout" svg:x1="1.878cm" svg:y1="4.413cm" svg:x2="2.051cm" svg:y2="20.317cm" draw:start-shape="id1" draw:start-glue-point="3" draw:end-shape="id7" draw:end-glue-point="3" svg:d="M1878 4413h-527v15904h700" svg:viewBox="0 0 701 15905">
          <text:p/>
        </draw:connector>
        <draw:connector draw:style-name="gr16" draw:text-style-name="P3" draw:layer="layout" svg:x1="1.878cm" svg:y1="4.413cm" svg:x2="2.051cm" svg:y2="22.991cm" draw:start-shape="id1" draw:start-glue-point="3" draw:end-shape="id8" svg:d="M1878 4413h-527v18578h700" svg:viewBox="0 0 701 18579">
          <text:p/>
        </draw:connector>
        <draw:connector draw:style-name="gr16" draw:text-style-name="P3" draw:layer="layout" svg:x1="1.878cm" svg:y1="4.413cm" svg:x2="2.051cm" svg:y2="25.686cm" draw:start-shape="id1" draw:start-glue-point="3" draw:end-shape="id9" draw:end-glue-point="3" svg:d="M1878 4413h-527v21273h700" svg:viewBox="0 0 701 21274">
          <text:p/>
        </draw:connector>
        <draw:frame draw:style-name="gr17" draw:text-style-name="P2" draw:layer="layout" svg:width="4.727cm" svg:height="1.114cm" svg:x="8.112cm" svg:y="7.49cm">
          <draw:text-box>
            <text:p text:style-name="P1">1.2.2. TEMP</text:p>
          </draw:text-box>
        </draw:frame>
        <draw:custom-shape draw:style-name="gr18" draw:text-style-name="P6" xml:id="id12" draw:id="id12" draw:layer="layout" svg:width="4.445cm" svg:height="0.987cm" svg:x="8.112cm" svg:y="7.4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3" draw:id="id13" draw:layer="layout" svg:width="4.445cm" svg:height="1.778cm" svg:x="8.112cm" svg:y="8.9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778cm" svg:x="8.112cm" svg:y="6.064cm">
          <draw:text-box>
            <text:p text:style-name="P1">1.2.1. SEMP</text:p>
          </draw:text-box>
        </draw:frame>
        <draw:custom-shape draw:style-name="gr19" draw:text-style-name="P6" xml:id="id11" draw:id="id11" draw:layer="layout" svg:width="4.445cm" svg:height="1.038cm" svg:x="8.112cm" svg:y="6.04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27cm" svg:height="2.384cm" svg:x="8.465cm" svg:y="11.632cm">
          <draw:text-box>
            <text:p text:style-name="P1">1.2.3.1. AUV Spec</text:p>
          </draw:text-box>
        </draw:frame>
        <draw:custom-shape draw:style-name="gr7" draw:text-style-name="P6" xml:id="id44" draw:id="id44" draw:layer="layout" svg:width="4.445cm" svg:height="1.778cm" svg:x="8.465cm" svg:y="11.63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27cm" svg:height="2.384cm" svg:x="8.465cm" svg:y="13.918cm">
          <draw:text-box>
            <text:p text:style-name="P1">1.2.3.2. Supp Equip Spec</text:p>
          </draw:text-box>
        </draw:frame>
        <draw:custom-shape draw:style-name="gr7" draw:text-style-name="P6" xml:id="id45" draw:id="id45" draw:layer="layout" svg:width="4.445cm" svg:height="1.778cm" svg:x="8.465cm" svg:y="13.9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778cm" svg:x="8.112cm" svg:y="16.175cm">
          <draw:text-box>
            <text:p text:style-name="P1">1.2.4. SE Tech Reviews</text:p>
          </draw:text-box>
        </draw:frame>
        <draw:custom-shape draw:style-name="gr20" draw:text-style-name="P6" xml:id="id14" draw:id="id14" draw:layer="layout" svg:width="4.445cm" svg:height="1.8cm" svg:x="8.112cm" svg:y="16.175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4.473cm" svg:height="1.106cm" svg:x="8.465cm" svg:y="18.866cm">
          <draw:text-box>
            <text:p text:style-name="P1">1.2.4.1. SRR</text:p>
          </draw:text-box>
        </draw:frame>
        <draw:custom-shape draw:style-name="gr22" draw:text-style-name="P6" xml:id="id46" draw:id="id46" draw:layer="layout" svg:width="4.445cm" svg:height="1.106cm" svg:x="8.565cm" svg:y="18.866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4.473cm" svg:height="1.106cm" svg:x="8.465cm" svg:y="20.48cm">
          <draw:text-box>
            <text:p text:style-name="P1">1.2.4.2. PDR</text:p>
          </draw:text-box>
        </draw:frame>
        <draw:custom-shape draw:style-name="gr22" draw:text-style-name="P6" xml:id="id47" draw:id="id47" draw:layer="layout" svg:width="4.445cm" svg:height="1.106cm" svg:x="8.465cm" svg:y="20.48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4.473cm" svg:height="1.106cm" svg:x="8.465cm" svg:y="22.131cm">
          <draw:text-box>
            <text:p text:style-name="P1">1.2.4.3. CDR</text:p>
          </draw:text-box>
        </draw:frame>
        <draw:custom-shape draw:style-name="gr22" draw:text-style-name="P6" xml:id="id48" draw:id="id48" draw:layer="layout" svg:width="4.445cm" svg:height="1.106cm" svg:x="8.465cm" svg:y="22.13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672cm" svg:height="1.673cm" svg:x="8.465cm" svg:y="23.819cm">
          <draw:text-box>
            <text:p text:style-name="P1">1.2.4.4. Demo TRR</text:p>
          </draw:text-box>
        </draw:frame>
        <draw:custom-shape draw:style-name="gr23" draw:text-style-name="P6" xml:id="id49" draw:id="id49" draw:layer="layout" svg:width="4.445cm" svg:height="1.741cm" svg:x="8.465cm" svg:y="23.819cm">
          <text:p/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7.831cm" svg:y1="4.413cm" svg:x2="8.112cm" svg:y2="6.561cm" draw:start-shape="id10" draw:start-glue-point="3" draw:end-shape="id11" draw:end-glue-point="3" svg:d="M7831 4413h-527v2148h808" svg:viewBox="0 0 809 2149">
          <text:p/>
        </draw:connector>
        <draw:connector draw:style-name="gr16" draw:text-style-name="P3" draw:layer="layout" svg:x1="7.831cm" svg:y1="4.413cm" svg:x2="8.112cm" svg:y2="7.954cm" draw:start-shape="id10" draw:start-glue-point="3" draw:end-shape="id12" draw:end-glue-point="3" svg:d="M7831 4413h-527v3541h808" svg:viewBox="0 0 809 3542">
          <text:p/>
        </draw:connector>
        <draw:connector draw:style-name="gr16" draw:text-style-name="P3" draw:layer="layout" svg:x1="7.831cm" svg:y1="4.413cm" svg:x2="8.112cm" svg:y2="9.835cm" draw:start-shape="id10" draw:start-glue-point="3" draw:end-shape="id13" draw:end-glue-point="3" svg:d="M7831 4413h-527v5422h808" svg:viewBox="0 0 809 5423">
          <text:p/>
        </draw:connector>
        <draw:connector draw:style-name="gr16" draw:text-style-name="P3" draw:layer="layout" svg:x1="7.831cm" svg:y1="4.413cm" svg:x2="8.112cm" svg:y2="17.075cm" draw:start-shape="id10" draw:start-glue-point="3" draw:end-shape="id14" svg:d="M7831 4413h-527v12662h808" svg:viewBox="0 0 809 12663">
          <text:p/>
        </draw:connector>
        <draw:frame draw:style-name="gr3" draw:text-style-name="P2" draw:layer="layout" svg:width="4.699cm" svg:height="1.778cm" svg:x="14.081cm" svg:y="5.937cm">
          <draw:text-box>
            <text:p text:style-name="P1">1.3.1. Steering</text:p>
            <text:p text:style-name="P1">&amp; Propulsion</text:p>
          </draw:text-box>
        </draw:frame>
        <draw:custom-shape draw:style-name="gr24" draw:text-style-name="P6" xml:id="id16" draw:id="id16" draw:layer="layout" svg:width="4.699cm" svg:height="1.762cm" draw:transform="skewX (0.000523598775598299) translate (14.082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14.081cm" svg:y="8.35cm">
          <draw:text-box>
            <text:p text:style-name="P1">1.3.2. Sensor Payload (Sonar, IR, etc)</text:p>
          </draw:text-box>
        </draw:frame>
        <draw:custom-shape draw:style-name="gr10" draw:text-style-name="P6" xml:id="id17" draw:id="id17" draw:layer="layout" svg:width="4.721cm" svg:height="2.413cm" draw:transform="skewX (0.000523598775598299) translate (14.082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14.081cm" svg:y="11.433cm">
          <draw:text-box>
            <text:p text:style-name="P1">1.3.3. Manipulator</text:p>
          </draw:text-box>
        </draw:frame>
        <draw:custom-shape draw:style-name="gr25" draw:text-style-name="P6" xml:id="id18" draw:id="id18" draw:layer="layout" svg:width="4.721cm" svg:height="1.762cm" draw:transform="skewX (0.000523598775598299) translate (14.082cm 11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1.763cm" svg:x="14.058cm" svg:y="13.981cm">
          <draw:text-box>
            <text:p text:style-name="P1">1.3.4. Comms Module</text:p>
          </draw:text-box>
        </draw:frame>
        <draw:custom-shape draw:style-name="gr27" draw:text-style-name="P6" draw:layer="layout" svg:width="4.721cm" svg:height="1.763cm" draw:transform="skewX (0.000523598775598299) translate (14.059cm 13.9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4.721cm" svg:height="1.764cm" draw:transform="skewX (0.000523598775598299) translate (14.059cm 13.993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9" draw:id="id19" draw:layer="layout" svg:width="4.721cm" svg:height="1.763cm" draw:transform="skewX (0.000523598775598299) translate (14.059cm 13.995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4.721cm" svg:height="1.763cm" draw:transform="skewX (0.000523598775598299) translate (14.059cm 13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" draw:layer="layout" svg:width="4.981cm" svg:height="1.673cm" svg:x="14.081cm" svg:y="16.509cm">
          <draw:text-box>
            <text:p text:style-name="P1">1.3.5. Controller</text:p>
          </draw:text-box>
        </draw:frame>
        <draw:custom-shape draw:style-name="gr30" draw:text-style-name="P6" xml:id="id20" draw:id="id20" draw:layer="layout" svg:width="4.721cm" svg:height="1.655cm" draw:transform="skewX (0.000523598775598299) translate (14.082cm 16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14.081cm" svg:y="18.977cm">
          <draw:text-box>
            <text:p text:style-name="P1">1.3.6. Ops</text:p>
            <text:p text:style-name="P1">Van (Conex Box)</text:p>
          </draw:text-box>
        </draw:frame>
        <draw:custom-shape draw:style-name="gr10" draw:text-style-name="P6" draw:layer="layout" svg:width="4.721cm" svg:height="2.413cm" draw:transform="skewX (0.000523598775598299) translate (14.082cm 18.9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523598775598299) translate (14.082cm 18.99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523598775598299) translate (14.082cm 18.99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21" draw:id="id21" draw:layer="layout" svg:width="4.721cm" svg:height="2.413cm" draw:transform="skewX (0.000523598775598299) translate (14.082cm 18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14.081cm" svg:y="22.046cm">
          <draw:text-box>
            <text:p text:style-name="P1">1.3.7. Support Vessel Integration</text:p>
          </draw:text-box>
        </draw:frame>
        <draw:custom-shape draw:style-name="gr10" draw:text-style-name="P6" draw:layer="layout" svg:width="4.721cm" svg:height="2.413cm" draw:transform="skewX (0.000523598775598299) translate (14.082cm 22.0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523598775598299) translate (14.082cm 22.06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523598775598299) translate (14.082cm 22.06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22" draw:id="id22" draw:layer="layout" svg:width="4.721cm" svg:height="2.413cm" draw:transform="skewX (0.000523598775598299) translate (14.082cm 22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3.765cm" svg:y1="4.413cm" svg:x2="14.081cm" svg:y2="6.834cm" draw:start-shape="id15" draw:start-glue-point="3" draw:end-shape="id16" svg:d="M13765 4413h-527v2421h843" svg:viewBox="0 0 844 2422">
          <text:p/>
        </draw:connector>
        <draw:connector draw:style-name="gr16" draw:text-style-name="P3" draw:layer="layout" svg:x1="13.765cm" svg:y1="4.413cm" svg:x2="14.081cm" svg:y2="9.576cm" draw:start-shape="id15" draw:start-glue-point="3" draw:end-shape="id17" draw:end-glue-point="3" svg:d="M13765 4413h-527v5163h843" svg:viewBox="0 0 844 5164">
          <text:p/>
        </draw:connector>
        <draw:connector draw:style-name="gr16" draw:text-style-name="P3" draw:layer="layout" svg:x1="13.765cm" svg:y1="4.413cm" svg:x2="14.081cm" svg:y2="12.33cm" draw:start-shape="id15" draw:start-glue-point="3" draw:end-shape="id18" draw:end-glue-point="3" svg:d="M13765 4413h-527v7917h843" svg:viewBox="0 0 844 7918">
          <text:p/>
        </draw:connector>
        <draw:connector draw:style-name="gr16" draw:text-style-name="P3" draw:layer="layout" svg:x1="13.765cm" svg:y1="4.413cm" svg:x2="14.058cm" svg:y2="14.876cm" draw:start-shape="id15" draw:start-glue-point="3" draw:end-shape="id19" draw:end-glue-point="3" svg:d="M13765 4413h-527v10463h820" svg:viewBox="0 0 821 10464">
          <text:p/>
        </draw:connector>
        <draw:connector draw:style-name="gr16" draw:text-style-name="P3" draw:layer="layout" svg:x1="13.765cm" svg:y1="4.413cm" svg:x2="14.081cm" svg:y2="17.352cm" draw:start-shape="id15" draw:start-glue-point="3" draw:end-shape="id20" draw:end-glue-point="3" svg:d="M13765 4413h-527v12939h843" svg:viewBox="0 0 844 12940">
          <text:p/>
        </draw:connector>
        <draw:connector draw:style-name="gr16" draw:text-style-name="P3" draw:layer="layout" svg:x1="13.765cm" svg:y1="4.413cm" svg:x2="14.081cm" svg:y2="20.199cm" draw:start-shape="id15" draw:start-glue-point="3" draw:end-shape="id21" draw:end-glue-point="3" svg:d="M13765 4413h-527v15786h843" svg:viewBox="0 0 844 15787">
          <text:p/>
        </draw:connector>
        <draw:connector draw:style-name="gr16" draw:text-style-name="P3" draw:layer="layout" svg:x1="13.765cm" svg:y1="4.413cm" svg:x2="14.081cm" svg:y2="23.268cm" draw:start-shape="id15" draw:start-glue-point="3" draw:end-shape="id22" draw:end-glue-point="3" svg:d="M13765 4413h-527v18855h843" svg:viewBox="0 0 844 18856">
          <text:p/>
        </draw:connector>
        <draw:frame draw:style-name="gr3" draw:text-style-name="P2" draw:layer="layout" svg:width="4.445cm" svg:height="1.778cm" svg:x="19.896cm" svg:y="5.937cm">
          <draw:text-box>
            <text:p text:style-name="P1">1.4.1. AUV SW</text:p>
          </draw:text-box>
        </draw:frame>
        <draw:custom-shape draw:style-name="gr31" draw:text-style-name="P6" xml:id="id24" draw:id="id24" draw:layer="layout" svg:width="4.446cm" svg:height="1.762cm" draw:transform="skewX (0.000523598775598299) translate (19.896cm 5.9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445cm" svg:height="1.673cm" svg:x="19.896cm" svg:y="8.35cm">
          <draw:text-box>
            <text:p text:style-name="P1">1.4.2. Mission Planning SW</text:p>
          </draw:text-box>
        </draw:frame>
        <draw:custom-shape draw:style-name="gr32" draw:text-style-name="P6" xml:id="id25" draw:id="id25" draw:layer="layout" svg:width="4.445cm" svg:height="1.758cm" draw:transform="skewX (0.000523598775598299) translate (19.897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445cm" svg:height="1.778cm" svg:x="19.896cm" svg:y="10.89cm">
          <draw:text-box>
            <text:p text:style-name="P1">1.4.3. Data Analysis SW </text:p>
          </draw:text-box>
        </draw:frame>
        <draw:custom-shape draw:style-name="gr33" draw:text-style-name="P6" xml:id="id29" draw:id="id29" draw:layer="layout" svg:width="4.445cm" svg:height="1.762cm" draw:transform="skewX (0.000523598775598299) translate (19.897cm 10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699cm" svg:height="1.778cm" svg:x="25.384cm" svg:y="5.937cm">
          <draw:text-box>
            <text:p text:style-name="P1">1.5.1. Tech Manuals</text:p>
          </draw:text-box>
        </draw:frame>
        <draw:custom-shape draw:style-name="gr24" draw:text-style-name="P6" xml:id="id27" draw:id="id27" draw:layer="layout" svg:width="4.699cm" svg:height="1.762cm" draw:transform="skewX (0.000523598775598299) translate (25.385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" draw:layer="layout" svg:width="4.981cm" svg:height="1.673cm" svg:x="25.384cm" svg:y="8.35cm">
          <draw:text-box>
            <text:p text:style-name="P1">1.5.2. Training Manuals</text:p>
          </draw:text-box>
        </draw:frame>
        <draw:custom-shape draw:style-name="gr35" draw:text-style-name="P6" xml:id="id28" draw:id="id28" draw:layer="layout" svg:width="4.721cm" svg:height="1.758cm" draw:transform="skewX (0.000523598775598299) translate (25.385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699cm" svg:height="1.778cm" svg:x="31.249cm" svg:y="5.937cm">
          <draw:text-box>
            <text:p text:style-name="P1">1.6.1. Sensor I&amp;T</text:p>
          </draw:text-box>
        </draw:frame>
        <draw:custom-shape draw:style-name="gr24" draw:text-style-name="P6" xml:id="id31" draw:id="id31" draw:layer="layout" svg:width="4.699cm" svg:height="1.762cm" draw:transform="skewX (0.000523598775598299) translate (31.25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8.35cm">
          <draw:text-box>
            <text:p text:style-name="P1">1.6.2. Prop &amp; Navigation I&amp;T</text:p>
          </draw:text-box>
        </draw:frame>
        <draw:custom-shape draw:style-name="gr35" draw:text-style-name="P6" xml:id="id32" draw:id="id32" draw:layer="layout" svg:width="4.721cm" svg:height="1.758cm" draw:transform="skewX (0.000523598775598299) translate (31.25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10.833cm">
          <draw:text-box>
            <text:p text:style-name="P1">1.6.3. Manip Testing</text:p>
          </draw:text-box>
        </draw:frame>
        <draw:custom-shape draw:style-name="gr25" draw:text-style-name="P6" xml:id="id33" draw:id="id33" draw:layer="layout" svg:width="4.721cm" svg:height="1.762cm" draw:transform="skewX (0.000523598775598299) translate (31.25cm 10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1.763cm" svg:x="31.226cm" svg:y="13.381cm">
          <draw:text-box>
            <text:p text:style-name="P1">1.6.4. Manip Integrated Test</text:p>
          </draw:text-box>
        </draw:frame>
        <draw:custom-shape draw:style-name="gr27" draw:text-style-name="P6" draw:layer="layout" svg:width="4.721cm" svg:height="1.763cm" draw:transform="skewX (0.000523598775598299) translate (31.227cm 13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4.721cm" svg:height="1.764cm" draw:transform="skewX (0.000523598775598299) translate (31.227cm 13.393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4.721cm" svg:height="1.763cm" draw:transform="skewX (0.000523598775598299) translate (31.227cm 13.395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34" draw:id="id34" draw:layer="layout" svg:width="4.721cm" svg:height="1.763cm" draw:transform="skewX (0.000523598775598299) translate (31.227cm 13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" draw:layer="layout" svg:width="4.981cm" svg:height="1.673cm" svg:x="31.249cm" svg:y="15.909cm">
          <draw:text-box>
            <text:p text:style-name="P1">1.6.5. Comms I&amp;T</text:p>
          </draw:text-box>
        </draw:frame>
        <draw:custom-shape draw:style-name="gr30" draw:text-style-name="P6" xml:id="id35" draw:id="id35" draw:layer="layout" svg:width="4.721cm" svg:height="1.655cm" draw:transform="skewX (0.000523598775598299) translate (31.25cm 15.9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18.377cm">
          <draw:text-box>
            <text:p text:style-name="P1">1.6.6. Fully Integrated AUV Testing</text:p>
          </draw:text-box>
        </draw:frame>
        <draw:custom-shape draw:style-name="gr10" draw:text-style-name="P6" draw:layer="layout" svg:width="4.721cm" svg:height="2.413cm" draw:transform="skewX (0.000523598775598299) translate (31.25cm 18.3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523598775598299) translate (31.25cm 18.39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523598775598299) translate (31.25cm 18.39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36" draw:id="id36" draw:layer="layout" svg:width="4.721cm" svg:height="2.413cm" draw:transform="skewX (0.000523598775598299) translate (31.25cm 18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9.624cm" svg:y1="4.413cm" svg:x2="19.895cm" svg:y2="6.818cm" draw:start-shape="id23" draw:start-glue-point="3" draw:end-shape="id24" draw:end-glue-point="3" svg:d="M19624 4413h-527v2405h798" svg:viewBox="0 0 799 2406">
          <text:p/>
        </draw:connector>
        <draw:connector draw:style-name="gr16" draw:text-style-name="P3" draw:layer="layout" svg:x1="19.624cm" svg:y1="4.413cm" svg:x2="19.896cm" svg:y2="9.249cm" draw:start-shape="id23" draw:start-glue-point="3" draw:end-shape="id25" draw:end-glue-point="3" svg:d="M19624 4413h-527v4836h799" svg:viewBox="0 0 800 4837">
          <text:p/>
        </draw:connector>
        <draw:connector draw:style-name="gr16" draw:text-style-name="P3" draw:layer="layout" svg:x1="25.125cm" svg:y1="4.413cm" svg:x2="25.384cm" svg:y2="6.834cm" draw:start-shape="id26" draw:start-glue-point="3" draw:end-shape="id27" svg:d="M25125 4413h-527v2421h786" svg:viewBox="0 0 787 2422">
          <text:p/>
        </draw:connector>
        <draw:connector draw:style-name="gr16" draw:text-style-name="P3" draw:layer="layout" svg:x1="25.125cm" svg:y1="4.413cm" svg:x2="25.384cm" svg:y2="9.249cm" draw:start-shape="id26" draw:start-glue-point="3" draw:end-shape="id28" draw:end-glue-point="3" svg:d="M25125 4413h-527v4836h786" svg:viewBox="0 0 787 4837">
          <text:p/>
        </draw:connector>
        <draw:connector draw:style-name="gr16" draw:text-style-name="P3" draw:layer="layout" svg:x1="19.624cm" svg:y1="4.413cm" svg:x2="19.896cm" svg:y2="11.73cm" draw:start-shape="id23" draw:start-glue-point="3" draw:end-shape="id29" draw:end-glue-point="3" svg:d="M19624 4413h-527v7317h799" svg:viewBox="0 0 800 7318">
          <text:p/>
        </draw:connector>
        <draw:frame draw:style-name="gr3" draw:text-style-name="P2" draw:layer="layout" svg:width="4.699cm" svg:height="1.778cm" svg:x="37.113cm" svg:y="5.923cm">
          <draw:text-box>
            <text:p text:style-name="P1">1.7.1. Demo Test Plan</text:p>
          </draw:text-box>
        </draw:frame>
        <draw:custom-shape draw:style-name="gr24" draw:text-style-name="P6" xml:id="id38" draw:id="id38" draw:layer="layout" svg:width="4.699cm" svg:height="1.762cm" draw:transform="skewX (0.000523598775598299) translate (37.114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8.336cm">
          <draw:text-box>
            <text:p text:style-name="P1">1.7.2. Demo Dry Run</text:p>
          </draw:text-box>
        </draw:frame>
        <draw:custom-shape draw:style-name="gr35" draw:text-style-name="P6" xml:id="id39" draw:id="id39" draw:layer="layout" svg:width="4.721cm" svg:height="1.758cm" draw:transform="skewX (0.000523598775598299) translate (37.114cm 8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10.819cm">
          <draw:text-box>
            <text:p text:style-name="P1">1.7.3. Dry Run Review</text:p>
          </draw:text-box>
        </draw:frame>
        <draw:custom-shape draw:style-name="gr25" draw:text-style-name="P6" xml:id="id40" draw:id="id40" draw:layer="layout" svg:width="4.721cm" svg:height="1.762cm" draw:transform="skewX (0.000523598775598299) translate (37.114cm 1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1.763cm" svg:x="37.09cm" svg:y="13.367cm">
          <draw:text-box>
            <text:p text:style-name="P1">1.7.4. Test Plan Update</text:p>
          </draw:text-box>
        </draw:frame>
        <draw:custom-shape draw:style-name="gr27" draw:text-style-name="P6" draw:layer="layout" svg:width="4.721cm" svg:height="1.763cm" draw:transform="skewX (0.000523598775598299) translate (37.091cm 13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4.721cm" svg:height="1.764cm" draw:transform="skewX (0.000523598775598299) translate (37.091cm 13.379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4.721cm" svg:height="1.763cm" draw:transform="skewX (0.000523598775598299) translate (37.091cm 13.381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41" draw:id="id41" draw:layer="layout" svg:width="4.721cm" svg:height="1.763cm" draw:transform="skewX (0.000523598775598299) translate (37.091cm 13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" draw:layer="layout" svg:width="4.981cm" svg:height="1.673cm" svg:x="37.113cm" svg:y="15.895cm">
          <draw:text-box>
            <text:p text:style-name="P1">1.7.5. Op Demonstration</text:p>
          </draw:text-box>
        </draw:frame>
        <draw:custom-shape draw:style-name="gr30" draw:text-style-name="P6" xml:id="id42" draw:id="id42" draw:layer="layout" svg:width="4.721cm" svg:height="1.655cm" draw:transform="skewX (0.000523598775598299) translate (37.114cm 15.9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18.363cm">
          <draw:text-box>
            <text:p text:style-name="P1">1.7.6. Op Demonstration Report</text:p>
          </draw:text-box>
        </draw:frame>
        <draw:custom-shape draw:style-name="gr10" draw:text-style-name="P6" draw:layer="layout" svg:width="4.721cm" svg:height="2.413cm" draw:transform="skewX (0.000523598775598299) translate (37.114cm 18.3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523598775598299) translate (37.114cm 18.3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523598775598299) translate (37.114cm 18.38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43" draw:id="id43" draw:layer="layout" svg:width="4.721cm" svg:height="2.413cm" draw:transform="skewX (0.000523598775598299) translate (37.114cm 18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30.911cm" svg:y1="4.413cm" svg:x2="31.249cm" svg:y2="6.834cm" draw:start-shape="id30" draw:start-glue-point="3" draw:end-shape="id31" draw:end-glue-point="3" svg:d="M30911 4413h-527v2421h865" svg:viewBox="0 0 866 2422">
          <text:p/>
        </draw:connector>
        <draw:connector draw:style-name="gr16" draw:text-style-name="P3" draw:layer="layout" svg:x1="30.911cm" svg:y1="4.413cm" svg:x2="31.249cm" svg:y2="9.249cm" draw:start-shape="id30" draw:start-glue-point="3" draw:end-shape="id32" draw:end-glue-point="3" svg:d="M30911 4413h-527v4836h865" svg:viewBox="0 0 866 4837">
          <text:p/>
        </draw:connector>
        <draw:connector draw:style-name="gr16" draw:text-style-name="P3" draw:layer="layout" svg:x1="30.911cm" svg:y1="4.413cm" svg:x2="31.249cm" svg:y2="11.73cm" draw:start-shape="id30" draw:start-glue-point="3" draw:end-shape="id33" svg:d="M30911 4413h-527v7317h865" svg:viewBox="0 0 866 7318">
          <text:p/>
        </draw:connector>
        <draw:connector draw:style-name="gr16" draw:text-style-name="P3" draw:layer="layout" svg:x1="30.911cm" svg:y1="4.413cm" svg:x2="31.226cm" svg:y2="14.274cm" draw:start-shape="id30" draw:start-glue-point="3" draw:end-shape="id34" svg:d="M30911 4413h-527v9861h842" svg:viewBox="0 0 843 9862">
          <text:p/>
        </draw:connector>
        <draw:connector draw:style-name="gr16" draw:text-style-name="P3" draw:layer="layout" svg:x1="30.911cm" svg:y1="4.413cm" svg:x2="31.249cm" svg:y2="16.752cm" draw:start-shape="id30" draw:start-glue-point="3" draw:end-shape="id35" draw:end-glue-point="3" svg:d="M30911 4413h-527v12339h865" svg:viewBox="0 0 866 12340">
          <text:p/>
        </draw:connector>
        <draw:connector draw:style-name="gr16" draw:text-style-name="P3" draw:layer="layout" svg:x1="30.911cm" svg:y1="4.413cm" svg:x2="31.249cm" svg:y2="19.599cm" draw:start-shape="id30" draw:start-glue-point="3" draw:end-shape="id36" draw:end-glue-point="3" svg:d="M30911 4413h-527v15186h865" svg:viewBox="0 0 866 15187">
          <text:p/>
        </draw:connector>
        <draw:connector draw:style-name="gr16" draw:text-style-name="P3" draw:layer="layout" svg:x1="36.818cm" svg:y1="4.413cm" svg:x2="37.113cm" svg:y2="6.82cm" draw:start-shape="id37" draw:start-glue-point="3" draw:end-shape="id38" draw:end-glue-point="3" svg:d="M36818 4413h-527v2407h822" svg:viewBox="0 0 823 2408">
          <text:p/>
        </draw:connector>
        <draw:connector draw:style-name="gr16" draw:text-style-name="P3" draw:layer="layout" svg:x1="36.818cm" svg:y1="4.413cm" svg:x2="37.113cm" svg:y2="9.235cm" draw:start-shape="id37" draw:start-glue-point="3" draw:end-shape="id39" draw:end-glue-point="3" svg:d="M36818 4413h-527v4822h822" svg:viewBox="0 0 823 4823">
          <text:p/>
        </draw:connector>
        <draw:connector draw:style-name="gr16" draw:text-style-name="P3" draw:layer="layout" svg:x1="36.818cm" svg:y1="4.413cm" svg:x2="37.113cm" svg:y2="11.716cm" draw:start-shape="id37" draw:start-glue-point="3" draw:end-shape="id40" svg:d="M36818 4413h-527v7303h822" svg:viewBox="0 0 823 7304">
          <text:p/>
        </draw:connector>
        <draw:connector draw:style-name="gr16" draw:text-style-name="P3" draw:layer="layout" svg:x1="36.818cm" svg:y1="4.413cm" svg:x2="37.09cm" svg:y2="14.26cm" draw:start-shape="id37" draw:start-glue-point="3" draw:end-shape="id41" svg:d="M36818 4413h-527v9847h799" svg:viewBox="0 0 800 9848">
          <text:p/>
        </draw:connector>
        <draw:connector draw:style-name="gr16" draw:text-style-name="P3" draw:layer="layout" svg:x1="36.818cm" svg:y1="4.413cm" svg:x2="37.113cm" svg:y2="16.738cm" draw:start-shape="id37" draw:start-glue-point="3" draw:end-shape="id42" draw:end-glue-point="3" svg:d="M36818 4413h-527v12325h822" svg:viewBox="0 0 823 12326">
          <text:p/>
        </draw:connector>
        <draw:connector draw:style-name="gr16" draw:text-style-name="P3" draw:layer="layout" svg:x1="36.818cm" svg:y1="4.413cm" svg:x2="37.113cm" svg:y2="19.585cm" draw:start-shape="id37" draw:start-glue-point="3" draw:end-shape="id43" draw:end-glue-point="3" svg:d="M36818 4413h-527v15172h822" svg:viewBox="0 0 823 15173">
          <text:p/>
        </draw:connector>
        <draw:connector draw:style-name="gr16" draw:text-style-name="P3" draw:layer="layout" draw:line-skew="-2.792cm 0.273cm" svg:x1="10.334cm" svg:y1="10.724cm" svg:x2="8.465cm" svg:y2="12.521cm" draw:start-shape="id13" draw:start-glue-point="2" draw:end-shape="id44" draw:end-glue-point="3" svg:d="M10334 10724v420h-2476v1377h607" svg:viewBox="0 0 2477 1798">
          <text:p/>
        </draw:connector>
        <draw:connector draw:style-name="gr16" draw:text-style-name="P3" draw:layer="layout" draw:line-skew="-1.177cm -0.08cm" svg:x1="10.334cm" svg:y1="10.724cm" svg:x2="8.465cm" svg:y2="14.807cm" draw:start-shape="id13" draw:start-glue-point="2" draw:end-shape="id45" draw:end-glue-point="3" svg:d="M10334 10724v420h-2476v3663h607" svg:viewBox="0 0 2477 4084">
          <text:p/>
        </draw:connector>
        <draw:connector draw:style-name="gr16" draw:text-style-name="P3" draw:layer="layout" draw:line-skew="-2.115cm 0.019cm" svg:x1="10.334cm" svg:y1="17.975cm" svg:x2="8.565cm" svg:y2="19.419cm" draw:start-shape="id14" draw:start-glue-point="2" draw:end-shape="id46" draw:end-glue-point="3" svg:d="M10334 17975v408h-2730v1036h961" svg:viewBox="0 0 2731 1445">
          <text:p/>
        </draw:connector>
        <draw:connector draw:style-name="gr16" draw:text-style-name="P3" draw:layer="layout" draw:line-skew="-0.845cm -0.334cm" svg:x1="10.334cm" svg:y1="17.975cm" svg:x2="8.465cm" svg:y2="21.033cm" draw:start-shape="id14" draw:start-glue-point="2" draw:end-shape="id47" draw:end-glue-point="3" svg:d="M10334 17975v408h-2730v2650h861" svg:viewBox="0 0 2731 3059">
          <text:p/>
        </draw:connector>
        <draw:connector draw:style-name="gr16" draw:text-style-name="P3" draw:layer="layout" draw:line-skew="-1.67cm -0.334cm" svg:x1="10.334cm" svg:y1="17.975cm" svg:x2="8.465cm" svg:y2="22.684cm" draw:start-shape="id14" draw:start-glue-point="2" draw:end-shape="id48" draw:end-glue-point="3" svg:d="M10334 17975v408h-2730v4301h861" svg:viewBox="0 0 2731 4710">
          <text:p/>
        </draw:connector>
        <draw:connector draw:style-name="gr16" draw:text-style-name="P3" draw:layer="layout" draw:line-skew="-2.514cm -0.334cm" svg:x1="10.334cm" svg:y1="17.975cm" svg:x2="8.465cm" svg:y2="24.689cm" draw:start-shape="id14" draw:start-glue-point="2" draw:end-shape="id49" draw:end-glue-point="3" svg:d="M10334 17975v408h-2730v6306h861" svg:viewBox="0 0 2731 6715">
          <text:p/>
        </draw:connector>
        <draw:frame draw:style-name="gr36" draw:text-style-name="P8" draw:layer="layout" svg:width="20.744cm" svg:height="1.778cm" svg:x="11.218cm" svg:y="1.1cm">
          <draw:text-box>
            <text:p text:style-name="P3"><text:span text:style-name="T1">Work Breakdown Structure, Tier 3 (Tier 4 for SE Tasks)</text:span></text:p>
            <text:p text:style-name="P7"><text:span text:style-name="T1">1. AUV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="Arrow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1-25T14:47:25.103000000</meta:creation-date>
    <dc:date>2023-11-25T16:56:01.073000000</dc:date>
    <meta:editing-duration>PT32M39S</meta:editing-duration>
    <meta:editing-cycles>5</meta:editing-cycles>
    <meta:generator>LibreOffice/6.4.4.2$Windows_X86_64 LibreOffice_project/3d775be2011f3886db32dfd395a6a6d1ca2630ff</meta:generator>
    <meta:document-statistic meta:object-count="166"/>
  </office:meta>
</office:document-meta>
</file>